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Reflection 3</text:p>
      <text:p text:style-name="NoSpacing">Kemal Ahmed</text:p>
      <text:p text:style-name="NoSpacing">Sustainability 2A03</text:p>
      <text:p text:style-name="NoSpacing">2014-03-27</text:p>
      <text:p text:style-name="NoSpacing"/>
      <text:p text:style-name="NoSpacing">I didn’t use my environmental footprint when determining what to do for my lifestyle experiment. Although I was concerned about a high percentage in the service sector, I wasn’t sure how much I could really reduce my services impact. Instead, I was motivated by my landlord who was complaining about a high utilities bill. I first thought about reducing my shower length by hurrying, but I wanted to do something that was unique and measurable. Trying to think in terms of metrics made me<text:s/>realize<text:s/>that I can measure the amount of water I am using by using a jug. Thus, I began showering by rationing my water, using a jug.<text:s/></text:p>
      <text:p text:style-name="NoSpacing"/>
      <text:p text:style-name="NoSpacing">In this week’s lecture, Michael discussed how “small changes<text:s/>are more of a symbolic gesture, but bring up major drama.”<text:s/>Looking back at my lifestyle experiment, I feel that I didn’t really reduce my impact directly by showering with a bottle. Instead, most of my impact was internal. Every time I shower, I think about how I can live a more sustainable life. It promotes me to make other small changes, such as encouraging others to recycle,<text:s/>switching to 100% organic soy milk,<text:s/>eating out less, reusing dishes to reduce water used washing them, using more public transportation, flushing less frequently, researching sustainable alternatives for future purchases, and promoting others to live sustainably.</text:p>
      <text:p text:style-name="NoSpacing"/>
      <text:p text:style-name="NoSpacing">Similarly to how people feel more connected with their food when they buy locally, I felt more connected with the water. I carefully manipulate it as if I am<text:s/>“spilling milk”<text:s/>over myself. I’ve realized how little water you really need to clean your body.</text:p>
      <text:p text:style-name="NoSpacing"/>
      <text:p text:style-name="NoSpacing">This whole concept of using a bucket of hot water has always been well known before the invention of showers.<text:s/>I,<text:s/>using a jar to<text:s/>shower,<text:s/>is<text:s/>an example of<text:s/>what Michael<text:s/>explained is<text:s/>the techno-utopia.<text:s/>There’s a large emphasis on technological solutions, but sometimes we need<text:s/>to be<text:s/>thinking “regress” instead of “progress”.</text:p>
      <text:p text:style-name="NoSpacing"/>
      <text:p text:style-name="NoSpacing">Canada is one of the highest consumers of water in the world and we have one of the largest freshwater sources in the world.<text:s/>We,<text:s/>who have the greatest gift,<text:s/>waste it the most.<text:s/>If everyone reduced their shower water consumption from 200L to 10L per day, we could reduce water consumption<text:s/>by about 15% based off<text:s/><text:a xlink:href="http://www.epa.gov/WaterSense/docs/ws_indoor508.pdf" office:target-frame-name="_top" xlink:show="replace"><text:span text:style-name="Hyperlink">EPA’s data</text:span></text:a><text:s/>of indoor water usage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emal Ahmed</meta:initial-creator>
    <dc:creator>Kemal Ahmed</dc:creator>
    <meta:creation-date>2014-07-27T04:05:00Z</meta:creation-date>
    <dc:date>2014-07-27T04:05:00Z</dc:date>
    <meta:template xlink:href="Normal.dotm" xlink:type="simple"/>
    <meta:editing-cycles>2</meta:editing-cycles>
    <meta:editing-duration>PT0S</meta:editing-duration>
    <meta:document-statistic meta:page-count="1" meta:paragraph-count="4" meta:word-count="355" meta:character-count="2375" meta:row-count="16" meta:non-whitespace-character-count="2024"/>
  </office:meta>
</office:document-meta>
</file>